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0.382cm" fo:min-width="1.832cm"/>
      <style:paragraph-properties style:writing-mode="lr-tb"/>
    </style:style>
    <style:style style:name="gr2" style:family="graphic" style:parent-style-name="standard">
      <style:graphic-properties svg:stroke-color="#ffffff" draw:fill-color="#ff7b59" draw:textarea-horizontal-align="justify" draw:textarea-vertical-align="middle" draw:auto-grow-height="false" fo:min-height="0.55cm" fo:min-width="1.7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38cm"/>
      <style:paragraph-properties style:writing-mode="lr-tb"/>
    </style:style>
    <style:style style:name="gr4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1.74cm"/>
      <style:paragraph-properties style:writing-mode="lr-tb"/>
    </style:style>
    <style:style style:name="gr5" style:family="graphic" style:parent-style-name="objectwithoutfill">
      <style:graphic-properties svg:stroke-color="#ff6600" draw:marker-end="" draw:fill="none" draw:textarea-vertical-align="middle"/>
    </style:style>
    <style:style style:name="gr6" style:family="graphic" style:parent-style-name="standard">
      <style:graphic-properties svg:stroke-color="#ffffff" draw:fill-color="#ffd428" draw:textarea-horizontal-align="justify" draw:textarea-vertical-align="middle" draw:auto-grow-height="false" fo:min-height="0.55cm" fo:min-width="1.7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ff8000" svg:stroke-linecap="butt" draw:textarea-vertical-align="middle"/>
    </style:style>
    <style:style style:name="gr8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8.39cm"/>
      <style:paragraph-properties style:writing-mode="lr-tb"/>
    </style:style>
    <style:style style:name="gr9" style:family="graphic" style:parent-style-name="objectwithoutfill">
      <style:graphic-properties svg:stroke-color="#ff8000" draw:marker-end="Arrowheads_20_3" draw:marker-end-width="0.3cm" draw:fill="none" draw:fill-color="#ff7b59" draw:textarea-vertical-align="middle"/>
    </style:style>
    <style:style style:name="gr10" style:family="graphic" style:parent-style-name="standard">
      <style:graphic-properties svg:stroke-color="#ffffff" draw:fill-color="#ff7b59" draw:textarea-horizontal-align="justify" draw:textarea-vertical-align="middle" draw:auto-grow-height="false" fo:min-height="0.266cm" fo:min-width="10.06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9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896cm" fo:min-width="1.281cm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7.34cm"/>
      <style:paragraph-properties style:writing-mode="lr-tb"/>
    </style:style>
    <style:style style:name="gr17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645cm"/>
      <style:paragraph-properties style:writing-mode="lr-tb"/>
    </style:style>
    <style:style style:name="gr18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17.28cm"/>
      <style:paragraph-properties style:writing-mode="lr-tb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18.61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loext:graphic-properties draw:fill-color="#ff9900"/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ff9900"/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loext:graphic-properties draw:fill-color="#ff7b59"/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8" style:family="paragraph">
      <loext:graphic-properties draw:fill-color="#ffffff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9" style:family="paragraph">
      <loext:graphic-properties draw:fill-color="#ffd428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-color="#ffd428"/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" style:family="paragraph">
      <loext:graphic-properties draw:fill-color="#ffffff"/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7b59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eeeeee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2" style:family="text">
      <style:text-properties fo:color="#ffffff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3" style:family="text"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T5" style:family="text">
      <style:text-properties fo:color="#333333" loext:opacity="100%" fo:font-size="9pt" fo:language="zxx" fo:country="none" style:font-size-asian="9pt" style:language-asian="zxx" style:country-asian="none" style:font-size-complex="9pt" style:language-complex="zxx" style:country-complex="none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9" style:family="text">
      <style:text-properties fo:color="#ffffff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0" style:family="text">
      <style:text-properties fo:color="#333333" loext:opacity="100%" fo:font-size="13pt" fo:language="zxx" fo:country="none" style:font-size-asian="13pt" style:language-asian="zxx" style:country-asian="none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cm" svg:height="0.7cm" svg:x="4.8cm" svg:y="1.501cm">
          <text:p text:style-name="P1"><text:span text:style-name="T1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7.501cm" svg:y="1.502cm">
          <text:p text:style-name="P3"><text:span text:style-name="T2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0.202cm" svg:y="1.503cm">
          <text:p text:style-name="P3"><text:span text:style-name="T2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3.003cm" svg:y="1.504cm">
          <text:p text:style-name="P3"><text:span text:style-name="T2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5.7cm" svg:y="1.501cm">
          <text:p text:style-name="P3"><text:span text:style-name="T2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xml:id="id1" draw:id="id1" draw:layer="layout" svg:width="2.2cm" svg:height="0.8cm" svg:x="4.8cm" svg:y="2.601cm">
          <text:p text:style-name="P5"><text:span text:style-name="T3">Clase presencial 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8cm" svg:height="0.8cm" svg:x="1.8cm" svg:y="2.601cm">
          <text:p text:style-name="P7"><text:span text:style-name="T4">08:30 – 10:00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4" draw:id="id4" draw:layer="layout" svg:width="2.24cm" svg:height="0.635cm" svg:x="15.875cm" svg:y="5.88cm">
          <text:p text:style-name="P7"><text:span text:style-name="T4">Reporte de progreso</text:span>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4.78cm" svg:y1="4.72cm" svg:x2="17.815cm" svg:y2="4.72cm">
          <text:p/>
        </draw:line>
        <draw:custom-shape draw:style-name="gr6" draw:text-style-name="P11" xml:id="id2" draw:id="id2" draw:layer="layout" svg:width="2.2cm" svg:height="0.8cm" svg:x="7.6cm" svg:y="3.701cm">
          <text:p text:style-name="P5"><text:span text:style-name="T5">Práctico</text:span></text:p>
          <text:p text:style-name="P5"><text:span text:style-name="T5">online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88cm" svg:height="0.8cm" svg:x="1.8cm" svg:y="3.701cm">
          <text:p text:style-name="P12"><text:span text:style-name="T4">10:15 – 11:45</text:span><text:span text:style-name="T7"> </text:span></text:p>
          <draw:enhanced-geometry svg:viewBox="0 0 21600 21600" draw:type="rectangle" draw:enhanced-path="M 0 0 L 21600 0 21600 21600 0 21600 0 0 Z N"/>
        </draw:custom-shape>
        <draw:connector draw:style-name="gr7" draw:text-style-name="P14" draw:layer="layout" svg:x1="5.9cm" svg:y1="3.401cm" svg:x2="7.6cm" svg:y2="4.101cm" draw:start-shape="id1" draw:start-glue-point="2" draw:end-shape="id2" draw:end-glue-point="3" svg:d="M5900 3401v700h1700" svg:viewBox="0 0 1701 701">
          <text:p/>
        </draw:connector>
        <draw:custom-shape draw:style-name="gr8" draw:text-style-name="P9" xml:id="id3" draw:id="id3" draw:layer="layout" svg:width="8.89cm" svg:height="0.635cm" svg:x="7.62cm" svg:y="4.88cm">
          <text:p text:style-name="P7"><text:span text:style-name="T4">Desarrollo guía práctica <text:s/>y reporte de progreso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type="lines" svg:x1="16.51cm" svg:y1="5.197cm" svg:x2="16.995cm" svg:y2="5.88cm" draw:start-shape="id3" draw:start-glue-point="1" draw:end-shape="id4" draw:end-glue-point="0" svg:d="M16510 5197h501l-16 181v502" svg:viewBox="0 0 502 684">
          <text:p/>
        </draw:connector>
        <draw:custom-shape draw:style-name="gr10" draw:text-style-name="P6" draw:layer="layout" svg:width="10.56cm" svg:height="0.516cm" svg:x="7.62cm" svg:y="6.885cm">
          <text:p text:style-name="P5"><text:span text:style-name="T3">Lecturas clase siguien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6" draw:layer="layout" svg:width="4.445cm" svg:height="1.844cm" svg:x="5.715cm" svg:y="3.436cm">
          <text:p text:style-name="P5"><text:span text:style-name="T8">Unidad 1</text:span></text:p>
          <text:p text:style-name="P17"><text:span text:style-name="T9">Asociación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3.81cm" svg:height="0.962cm" svg:x="5.08cm" svg:y="1.27cm">
          <draw:text-box>
            <text:p text:style-name="P14">Agosto</text:p>
          </draw:text-box>
        </draw:frame>
        <draw:frame draw:style-name="gr13" draw:text-style-name="P18" draw:layer="layout" svg:width="3.81cm" svg:height="0.962cm" svg:x="9.98cm" svg:y="1.27cm">
          <draw:text-box>
            <text:p text:style-name="P14">Septiembre</text:p>
          </draw:text-box>
        </draw:frame>
        <draw:frame draw:style-name="gr13" draw:text-style-name="P18" draw:layer="layout" svg:width="3.81cm" svg:height="0.962cm" svg:x="15.38cm" svg:y="1.27cm">
          <draw:text-box>
            <text:p text:style-name="P14">Octubre</text:p>
          </draw:text-box>
        </draw:frame>
        <draw:frame draw:style-name="gr13" draw:text-style-name="P18" draw:layer="layout" svg:width="3.81cm" svg:height="0.962cm" svg:x="20.68cm" svg:y="1.27cm">
          <draw:text-box>
            <text:p text:style-name="P14">Noviembre</text:p>
          </draw:text-box>
        </draw:frame>
        <draw:custom-shape draw:style-name="gr14" draw:text-style-name="P19" draw:layer="layout" svg:width="1.905cm" svg:height="1.27cm" svg:x="11.9cm" svg:y="3.71cm">
          <text:p text:style-name="P14">Ev.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1.905cm" svg:height="1.27cm" svg:x="18.2cm" svg:y="6.611cm">
          <text:p text:style-name="P14">Ev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xml:id="id6" draw:id="id6" draw:layer="layout" svg:width="1.905cm" svg:height="1.27cm" svg:x="23.2cm" svg:y="9.512cm">
          <text:p text:style-name="P14">Ev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svg:x1="10.169cm" svg:y1="4.412cm" svg:x2="11.771cm" svg:y2="4.412cm" svg:d="M10169 4412h1602" svg:viewBox="0 0 1603 1">
          <text:p/>
        </draw:connector>
        <draw:connector draw:style-name="gr15" draw:text-style-name="P20" draw:layer="layout" svg:x1="16.613cm" svg:y1="7.285cm" svg:x2="18.215cm" svg:y2="7.285cm" svg:d="M16613 7285h1602" svg:viewBox="0 0 1603 1">
          <text:p/>
        </draw:connector>
        <draw:custom-shape draw:style-name="gr16" draw:text-style-name="P6" draw:layer="layout" svg:width="7.84cm" svg:height="1.844cm" svg:x="9.94cm" svg:y="6.316cm">
          <text:p text:style-name="P5"><text:span text:style-name="T8">Unidad 2</text:span></text:p>
          <text:p text:style-name="P17"><text:span text:style-name="T9">Inferencia 1: </text:span></text:p>
          <text:p text:style-name="P17"><text:span text:style-name="T9">Continuas</text:span></text:p>
          <draw:enhanced-geometry svg:viewBox="0 0 21600 21600" draw:type="rectangle" draw:enhanced-path="M 0 0 L 21600 0 21600 21600 0 21600 0 0 Z N"/>
        </draw:custom-shape>
        <draw:connector draw:style-name="gr15" draw:text-style-name="P20" draw:layer="layout" svg:x1="21.59cm" svg:y1="10.16cm" svg:x2="23.192cm" svg:y2="10.16cm" svg:d="M21590 10160h1602" svg:viewBox="0 0 1603 1">
          <text:p/>
        </draw:connector>
        <draw:custom-shape draw:style-name="gr17" draw:text-style-name="P6" draw:layer="layout" svg:width="4.145cm" svg:height="1.844cm" svg:x="18.715cm" svg:y="9.216cm">
          <text:p text:style-name="P5"><text:span text:style-name="T8">Unidad 3</text:span></text:p>
          <text:p text:style-name="P17"><text:span text:style-name="T9">Inferencia 2: Categóricas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5" draw:id="id5" draw:layer="layout" svg:width="17.78cm" svg:height="0.635cm" svg:x="5.715cm" svg:y="11.43cm">
          <text:p text:style-name="P7"><text:span text:style-name="T10">Reporte y reproducibilidad</text:span></text:p>
          <draw:enhanced-geometry svg:viewBox="0 0 21600 21600" draw:type="rectangle" draw:enhanced-path="M 0 0 L 21600 0 21600 21600 0 21600 0 0 Z N"/>
        </draw:custom-shape>
        <draw:connector draw:style-name="gr19" draw:text-style-name="P20" draw:layer="layout" svg:x1="23.495cm" svg:y1="11.747cm" svg:x2="24.152cm" svg:y2="10.782cm" draw:start-shape="id5" draw:start-glue-point="1" draw:end-shape="id6" draw:end-glue-point="2" svg:d="M23495 11747h657v-965" svg:viewBox="0 0 658 966">
          <text:p/>
        </draw:connector>
        <draw:custom-shape draw:style-name="gr20" draw:text-style-name="P14" draw:layer="layout" svg:width="19.11cm" svg:height="0.001cm" svg:x="5.715cm" svg:y="2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Triangle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7:49:25.332561584</meta:creation-date>
    <dc:date>2023-08-06T13:51:14.028317862</dc:date>
    <meta:editing-duration>PT13M51S</meta:editing-duration>
    <meta:editing-cycles>3</meta:editing-cycles>
    <meta:generator>LibreOffice/7.3.7.2$Linux_X86_64 LibreOffice_project/30$Build-2</meta:generator>
    <meta:document-statistic meta:object-count="56"/>
  </office:meta>
</office:document-meta>
</file>